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font-style="italic"/>
    </style:style>
    <style:style style:name="T2"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3.1 Historie/Hintergrund</text:h>
      <text:p text:style-name="Text_20_body"><text:line-break/>Mergesort, das "Sortieren durch Verschmelzen", ist eines der ältesten und best-untersuchten Sortierverfahren, welches bereits 1945 von Computerpionier John von Neumann vorgeschlagen und auf dem EDVAC-Computer von ihm implementiert wurde. Im Vergleich zu Quicksort, wo eine Folge rekursiv in 2 Teilfolgen geteilt wurde, findet bei Mergesort ein quasi komplementärer Prozess statt: beim sogenannten <text:span text:style-name="T1">Mischen</text:span> (<text:span text:style-name="T1">Merging</text:span>) werden 2 sortierte Dateien zu einer sortierten Datei zusammen gefügt.<text:line-break/>"Teile-und-Herrsche" im Sinne von Quicksort bedeutete: eine Datei wird so umgeordnet, dass sie als sortiert gilt, wenn ihre beiden Teile sortiert sind. Bei Mergesort, welches diesem Prinzip ebenfalls entspricht, bedeutet es hingegen, dass eine Datei in zwei Teile zerlegt wird, die zu sortieren und dann derart zu kombinieren sind, dass sich eine sortierte Gesamtdatei ergibt.<text:line-break/>Das <text:span text:style-name="T1">Mischen</text:span> stellt nicht nur einen Konterpart zum <text:span text:style-name="T1">Teilen</text:span> dar, auch ist Mergesort selbst bei rekursiver Implementierung in gewisser Weise ein Komplement zu Quicksort: bei diesem wird zunächst der Teilprozess ausgeführt, gefolgt von den beiden rekursiven Aufrufen für die linke und rechte Teilfolge. Bei Mergesort hingegen werden erst die rekursiven Aufrufe ausgeführt, um anschließend die dadurch entstandenen Teildateien im Mischprozess wieder zu vereinen.<text:line-break/>Mergesort bietet einige grundlegende Vorteile gegenüber anderen Sortieralgorithmen: zum einen ist es stabil, d.h. die relative Sortiertheit gleicher Schlüssel in einer Datei bleibt stets erhalten. Zum anderen hat es auch im ungünstigsten Fall eine Laufzeit proportional zu <text:span text:style-name="T1">n*log(n)</text:span>, also <text:span text:style-name="T1">O(n*log(n))</text:span>. Weiterer Vorteil: Mergesort kann so implementiert werden, dass es die Daten hauptsächlich sequentiell abarbeitet, was vor allem beim Sortieren auf Externspeicher und von verketteten Listen wichtig ist.<text:line-break/>Hauptnachteil: für den Algorithmus wird ein zu n proportionaler zusätzlicher Speicher benötigt - daher wird Mergesort vor allem dort angewandt, wo zusätzlicher Speicherplatz keine Rolle spielt. Zudem ist es oftmals das Verfahren der Wahl, wenn es gilt eine große sortierte Datenmenge zu verwalten und immer wieder Datensätze einzuordnen. Normalerweise würden die neuen Daten angehangen und die komplette Datei neu sortiert werden. Weitaus besser wäre es hingegen, die neuen Daten getrennt zu sortieren und dann mit der bestehenden Datei zu vereinen - ein ideales Szenario für den Mischprozess von Mergesort. <text:bookmark text:name="alg"/></text:p>
      <text:h text:style-name="Heading_20_2" text:outline-level="2" text:is-list-header="true">3.2 Der Algorithmus</text:h>
      <text:p text:style-name="Text_20_body"><text:line-break/>So wie man bei Quicksort das Prinzip des Teilens verstehen muss, so muss man bei Mergesort den Mischprozess verstehen. Mischen im Sinne von Mergesort bedeutet, dass man zwei sortierte Dateien zu einer einzigen sortierten Datei vereint. Zuerst erfolgt also eine Aufteilung der Gesamtdatei auf Dateien der Länge 1. Nun nimmt man benachbarte Teildateien dieser Länge, die also nur aus einem Element bestehen und trivial als sortiert gelten, und mische (sortiere und kombiniere) sie zu Dateien der Länge 2. Diese nimmt man wiederum und mische sie zu Dateien der Länge 4 usw. bis es nur noch 2 Dateien gibt. Diese werden schlussendlich ebenfalls gemischt, sodass eine einzige Datei entsteht, die der sortierten Ausgangsfolge entspricht.<text:line-break/>Diese Art der Kombination zweier Dateien zu einer heißt <text:span text:style-name="T1">2-Wege-Mergesort</text:span>. Es gibt weiterhin x-Wege-Mergesort-Varianten, welche x Dateien zu einer vereinen - diese sollen hier allerdings nicht weiter betrachtet werden.<text:line-break/><text:line-break/>Folgendes kleines Beispiel illustriert das grundlegende Prinzip recht anschaulich: durch die Rekursion erfolgt zunächst eine Aufteilung der Datei bis zu einer Länge 1, dann werden die Daten <text:soft-page-break/>durch den Mischprozess paarweise zusammen gefügt, wobei gleichzeitig die Sortierung stattfindet. Die genaue Implementation dieses Prozesses ist im folgenden Abschnitt erläutert. </text:p>
      <text:p text:style-name="Text_20_body"/>
      <text:h text:style-name="Heading_20_2" text:outline-level="2" text:is-list-header="true">3.3 Zur programmiertechnischen Realisierung</text:h>
      <text:p text:style-name="Text_20_body"><text:line-break/><text:bookmark text:name="rek"/><text:span text:style-name="T2">3.3.1 Rekursiv:</text:span><text:line-break/>Zunächst soll hier die rekursive Variante des 2-Wege-Mergesort besprochen werden. Wie schon erwähnt erfolgen im Gegensatz zu Quicksort am Anfang der Funktion die rekursiven Aufrufe, wodurch die aktuelle Datei in der Mitte in 2 Hälften geteilt wird. Dies geschieht solange, bis alle Dateien nur noch die Länge 1 haben, dann erfolgen keine weiteren Rekursionen mehr. Der nächste Schritt ist das Mischen: 2 benachbarte Dateien der Länge <text:span text:style-name="T1">x</text:span> und <text:span text:style-name="T1">y</text:span> werden zu einer Datei der Länge <text:span text:style-name="T1">x+y</text:span> kombiniert, wobei die entstehende Datei sortiert sein soll. Hier macht sich Mergesort die Eigenschaft zunutze, dass Dateien der Länge 1 bereits trivial sortiert sind und somit unter der Eigenschaft kombiniert werden kann, dass die beiden Teildateien bereits sortiert vorliegen. Dies erfordert nun natürlich, dass Mergesort die Dateien beim Vereinen gleich sortiert, was allerdings einfach zu realisieren ist: für die Grundidee benötigt man nur 2 Ganzzahlen auf Arrayindizes. Den ersten Zeiger i initialisiert man mit der Anfangsposition der linken Datei, der zweite Zeiger j erhält den Anfang der rechten Datei. Da man weiß, dass die beiden Dateien schon sortiert sind, kann man wie folgt vorgehen: man durchlaufe mit den beiden Zeigern die Dateien derart, dass die beiden Schlüssel, auf welche i und j zeigen, miteinander verglichen werden. Der kleinere der beiden Schlüssel wird in einen anfangs leeren Zwischenspeicher eingefügt und der mit diesem Schlüssel verbundene Arrayzeiger um eine Position weiter gesetzt. Dieser Vorgang wird solange wiederholt, bis eine der beiden Teildateien erschöpft ist. In diesem Fall kann der Rest der anderen Teildatei an die bisherige Folge angehangen werden - die beiden Dateien sind nun vereint und ergeben eine einzige sortierte Fol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25:27</dc:date>
    <meta:editing-cycles>1</meta:editing-cycles>
    <meta:editing-duration>PT32S</meta:editing-duration>
    <meta:user-defined meta:name="Info 1"/>
    <meta:user-defined meta:name="Info 2"/>
    <meta:user-defined meta:name="Info 3"/>
    <meta:user-defined meta:name="Info 4"/>
    <meta:document-statistic meta:table-count="0" meta:image-count="0" meta:object-count="0" meta:page-count="2" meta:paragraph-count="6" meta:word-count="819" meta:character-count="5608"/>
  </office:meta>
</office:document-meta>
</file>